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Arial, sans-serif"/>
    <style:font-face style:name="Mangal1" svg:font-family="Mangal"/>
    <style:font-face style:name="OpenSymbol" svg:font-family="OpenSymbol"/>
    <style:font-face style:name="inherit" svg:font-family="inherit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2pt" style:font-size-asian="12pt" style:font-name-complex="Tahoma1" style:font-size-complex="12pt"/>
    </style:style>
    <style:style style:name="P2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3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in"/>
          <style:tab-stop style:position="0.0626in"/>
          <style:tab-stop style:position="0.6661in"/>
          <style:tab-stop style:position="1.3319in"/>
          <style:tab-stop style:position="1.998in"/>
          <style:tab-stop style:position="2.6638in"/>
          <style:tab-stop style:position="3.25in" style:type="center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4374in" style:type="right"/>
          <style:tab-stop style:position="6.6598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in"/>
          <style:tab-stop style:position="0.6661in"/>
          <style:tab-stop style:position="1in"/>
          <style:tab-stop style:position="1.25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P6" style:family="paragraph" style:parent-style-name="Standard">
      <style:paragraph-properties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7" style:family="paragraph" style:parent-style-name="Standard">
      <style:paragraph-properties fo:margin-left="0.1252in" fo:margin-right="0in" fo:text-indent="-0.1252in" style:auto-text-indent="false"/>
    </style:style>
    <style:style style:name="P8" style:family="paragraph" style:parent-style-name="Standard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P9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0" style:family="paragraph" style:parent-style-name="Standard">
      <style:paragraph-properties fo:margin-left="0.1252in" fo:margin-right="0in" fo:text-indent="-0.0098in" style:auto-text-indent="false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1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2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P13" style:family="paragraph" style:parent-style-name="Standard">
      <style:paragraph-properties fo:margin-left="0.12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4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name-complex="Tahoma1" style:font-size-complex="12pt"/>
    </style:style>
    <style:style style:name="P15" style:family="paragraph" style:parent-style-name="Standard">
      <style:paragraph-properties fo:margin-left="0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16" style:family="paragraph" style:parent-style-name="Header">
      <style:paragraph-properties fo:line-height="150%"/>
    </style:style>
    <style:style style:name="P17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P18" style:family="paragraph" style:parent-style-name="Preformatted" style:master-page-name="First_20_Page">
      <style:paragraph-properties style:page-number="auto">
        <style:tab-stops/>
      </style:paragraph-properties>
    </style:style>
    <style:style style:name="P19" style:family="paragraph" style:parent-style-name="List_20_Paragraph" style:list-style-name="WWNum2">
      <style:paragraph-properties fo:margin-left="0.5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</style:style>
    <style:style style:name="P20" style:family="paragraph" style:parent-style-name="List_20_Paragraph">
      <style:paragraph-properties fo:margin-left="0.3752in" fo:margin-right="-0.1252in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2pt" style:font-size-asian="12pt" style:font-size-complex="12pt"/>
    </style:style>
    <style:style style:name="T1" style:family="text">
      <style:text-properties style:font-name="Tahoma" fo:font-size="12pt" style:font-size-asian="12pt" style:font-name-complex="Tahoma1" style:font-size-complex="12pt"/>
    </style:style>
    <style:style style:name="T2" style:family="text">
      <style:text-properties style:font-name="Tahoma" fo:font-size="12pt" style:font-size-asian="12pt" style:font-size-complex="12pt"/>
    </style:style>
    <style:style style:name="T3" style:family="text">
      <style:text-properties style:font-name="Tahoma" fo:font-size="12pt" fo:font-weight="bold" style:font-size-asian="12pt" style:font-weight-asian="bold" style:font-name-complex="Tahoma1" style:font-size-complex="12pt"/>
    </style:style>
    <style:style style:name="T4" style:family="text">
      <style:text-properties style:font-name="Tahoma" fo:font-size="12pt" fo:font-weight="bold" style:font-size-asian="12pt" style:font-weight-asian="bold" style:font-size-complex="12pt"/>
    </style:style>
    <style:style style:name="T5" style:family="text">
      <style:text-properties style:font-name="Tahoma" fo:font-size="12pt" style:text-underline-style="solid" style:text-underline-width="auto" style:text-underline-color="font-color" style:font-size-asian="12pt" style:font-name-complex="Tahoma1" style:font-size-complex="12pt"/>
    </style:style>
    <style:style style:name="T6" style:family="text">
      <style:text-properties style:font-name="Tahoma" fo:font-size="12pt" style:font-name-asian="Arial Unicode MS" style:font-size-asian="12pt" style:language-asian="zh" style:country-asian="HK" style:font-size-complex="12pt"/>
    </style:style>
    <style:style style:name="T7" style:family="text">
      <style:text-properties style:font-name="Tahoma" fo:font-weight="bold" style:font-weight-asian="bold" style:font-size-complex="12pt"/>
    </style:style>
    <style:style style:name="T8" style:family="text">
      <style:text-properties style:font-name="Tahoma" fo:font-size="4pt" style:font-size-asian="4pt"/>
    </style:style>
    <style:style style:name="T9" style:family="text">
      <style:text-properties style:font-name="Tahoma" fo:font-size="9pt" style:font-size-asian="9pt"/>
    </style:style>
    <style:style style:name="T10" style:family="text">
      <style:text-properties fo:text-transform="uppercase" style:font-name="Tahoma" fo:font-size="12pt" fo:font-weight="bold" style:font-size-asian="12pt" style:font-weight-asian="bold" style:font-name-complex="Tahoma1" style:font-size-complex="12pt"/>
    </style:style>
    <style:style style:name="T11" style:family="text">
      <style:text-properties fo:font-variant="normal" fo:text-transform="none" fo:font-size="12pt" fo:letter-spacing="normal" fo:font-style="normal" style:font-size-asian="12pt" style:font-style-asian="normal" style:font-name-complex="Arial2" style:font-size-complex="12pt" style:font-style-complex="normal" style:font-weight-complex="normal"/>
    </style:style>
    <style:style style:name="T12" style:family="text">
      <style:text-properties fo:font-size="16pt" fo:letter-spacing="normal" fo:font-style="normal" style:font-size-asian="16pt" style:font-style-asian="normal" style:font-name-complex="Arial2" style:font-size-complex="16pt" style:font-style-complex="normal" style:font-weight-complex="normal"/>
    </style:style>
    <style:style style:name="T13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_______________________________________________________________________</text:span></text:p>
      <text:p text:style-name="P1"/>
      <text:p text:style-name="P4"><text:span text:style-name="T3"><text:tab/>CIS115<text:tab/></text:span><text:span text:style-name="T10">Introduction to Programming and Logic</text:span><text:span text:style-name="T1"><text:tab/></text:span></text:p>
      <text:p text:style-name="Standard"><text:span text:style-name="T1">_______________________________________________________________________</text:span></text:p>
      <text:p text:style-name="P5"/>
      <text:p text:style-name="P5"/>
      <text:p text:style-name="Title"><text:span text:style-name="Emphasis"><text:span text:style-name="T11">LAB 08<text:tab/></text:span></text:span><text:span text:style-name="Emphasis"><text:span text:style-name="T12">Writing More Complex Conditions</text:span></text:span></text:p>
      <text:list xml:id="list6639617488374904579" text:style-name="Outline">
        <text:list-item>
          <text:h text:style-name="Heading_20_1" text:outline-level="1"><text:span text:style-name="T5">Objectives</text:span></text:h>
        </text:list-item>
      </text:list>
      <text:p text:style-name="P1"/>
      <text:p text:style-name="P7"><text:span text:style-name="T2">- How to write complex conditions in if and if-else statements</text:span></text:p>
      <text:p text:style-name="P7"><text:span text:style-name="T2">- How to use the &amp;&amp; operator to combine two comparisons</text:span></text:p>
      <text:p text:style-name="P7"><text:span text:style-name="T2">- How to use the || operator to combine two comparisons</text:span></text:p>
      <text:p text:style-name="P7"><text:span text:style-name="T2">- How to combine more than two comparisons</text:span></text:p>
      <text:list xml:id="list38165859" text:continue-numbering="true" text:style-name="Outline">
        <text:list-item>
          <text:h text:style-name="Heading_20_1" text:outline-level="1"><text:span text:style-name="T5">Goals</text:span></text:h>
        </text:list-item>
      </text:list>
      <text:p text:style-name="P8"/>
      <text:p text:style-name="Standard"><text:span text:style-name="T2">In this lab assignment, students will demonstrate the abilities to:</text:span></text:p>
      <text:p text:style-name="P7"><text:span text:style-name="T2">- Write complex conditions in if and if-else statements</text:span></text:p>
      <text:p text:style-name="P7"><text:span text:style-name="T2">- Use the &amp;&amp; operator to combine two comparisons</text:span></text:p>
      <text:p text:style-name="P7"><text:span text:style-name="T2">- Use the || operator to combine two comparisons</text:span></text:p>
      <text:p text:style-name="P7"><text:span text:style-name="T2">- Combine more than two comparisons</text:span></text:p>
      <text:list xml:id="list38182027" text:continue-numbering="true" text:style-name="Outline">
        <text:list-item>
          <text:h text:style-name="Heading_20_1" text:outline-level="1"><text:span text:style-name="T5">Instruction and Problems</text:span></text:h>
        </text:list-item>
      </text:list>
      <text:p text:style-name="P2"/>
      <text:p text:style-name="P6"><text:span text:style-name="T2">You are asked to write a C++ program in each of the following problem.</text:span></text:p>
      <text:p text:style-name="P3"/>
      <text:list xml:id="list38166637" text:continue-numbering="true" text:style-name="Outline">
        <text:list-item>
          <text:list>
            <text:list-item>
              <text:h text:style-name="Heading_20_2" text:outline-level="2"><text:span text:style-name="T1">Problem 1</text:span></text:h>
            </text:list-item>
          </text:list>
        </text:list-item>
      </text:list>
      <text:p text:style-name="P2"/>
      <text:p text:style-name="P9"><text:span text:style-name="T1">The tax code has changed recently. <text:s/>Child tax credit is $1000 per child. <text:s/>However, a household with income exceeding $70,000 cannot claim more than $4500 even if they have more than 4 children. <text:s/>Write a program to do the following. <text:s/>Ask the household to enter income and number of children. <text:s/>Calculate and display total child tax credit the household can claim.</text:span></text:p>
      <text:p text:style-name="P10"/>
      <text:p text:style-name="P11"><text:span text:style-name="T2">Save your C++ program code in the file, </text:span><text:span text:style-name="T4">Lab08P1.cpp</text:span><text:span text:style-name="T2">. <text:s/>Compile and modify the program until there are no syntax errors. <text:s/>Submit both the source code, </text:span><text:span text:style-name="T4">Lab08P1.cpp,</text:span><text:span text:style-name="T2"> file and the executable, </text:span><text:span text:style-name="T4">Lab08P1.exe,</text:span><text:span text:style-name="T2"> to Blackboard for credit. <text:s/></text:span><text:span text:style-name="T7">Do not change the names of these files.</text:span></text:p>
      <text:p text:style-name="P12"/>
      <text:p text:style-name="P2"/>
      <text:list xml:id="list38174133" text:continue-numbering="true" text:style-name="Outline">
        <text:list-item>
          <text:list>
            <text:list-item>
              <text:h text:style-name="Heading_20_2" text:outline-level="2"><text:span text:style-name="T1">Problem 2</text:span></text:h>
            </text:list-item>
          </text:list>
        </text:list-item>
      </text:list>
      <text:p text:style-name="P2"/>
      <text:p text:style-name="P9"><text:soft-page-break/><text:span text:style-name="T1">North Carolina<text:tab/>state law requires all children to ride in a booster seat until either the child has reached age 8 or has exceeded 70 pounds. <text:s/>Write a program to determine whether a child needs to ride in a booster seat. <text:s/>Ask the age and weight of the child, then decide whether booster seat is required.</text:span></text:p>
      <text:p text:style-name="P13"/>
      <text:p text:style-name="P11"><text:span text:style-name="T2">Save your C++ program code in the file, </text:span><text:span text:style-name="T4">Lab08P2.cpp</text:span><text:span text:style-name="T2">. <text:s/>Compile and modify the program until there are no syntax errors. <text:s/>Submit both the source code, </text:span><text:span text:style-name="T4">Lab08P2.cpp,</text:span><text:span text:style-name="T2"> file and the executable, </text:span><text:span text:style-name="T4">Lab08P2.exe,</text:span><text:span text:style-name="T2"> to Blackboard for credit. <text:s/></text:span><text:span text:style-name="T4">Do not change the names of these files.</text:span></text:p>
      <text:p text:style-name="P12"/>
      <text:list xml:id="list38167637" text:continue-numbering="true" text:style-name="Outline">
        <text:list-item>
          <text:list>
            <text:list-item>
              <text:h text:style-name="Heading_20_2" text:outline-level="2"><text:span text:style-name="T1">Problem 3</text:span></text:h>
            </text:list-item>
          </text:list>
        </text:list-item>
      </text:list>
      <text:p text:style-name="P2"/>
      <text:p text:style-name="P11"><text:span text:style-name="T2">Students in a community college are invited to join an honor society if they fulfill one of the following two requirements:</text:span></text:p>
      <text:list xml:id="list6373385987473320750" text:style-name="WWNum2">
        <text:list-item>
          <text:p text:style-name="P19"><text:span text:style-name="T2">Has finished at least 24 credit hours with a cumulative GPA of 3.75 or above</text:span></text:p>
        </text:list-item>
        <text:list-item>
          <text:p text:style-name="P19"><text:span text:style-name="T2">Has finished at least 36 credit hours with a cumulative GPA of 3.5 or above</text:span></text:p>
        </text:list-item>
      </text:list>
      <text:p text:style-name="P20"/>
      <text:p text:style-name="P11"><text:span text:style-name="T2">Write a program to determine whether a student is invited or not. <text:s/>Ask the student to enter number of credit hours finished and cumulative GPA. <text:s/>Determine whether to invite this student to join the honor society.</text:span></text:p>
      <text:p text:style-name="P13"/>
      <text:p text:style-name="P11"><text:bookmark-start text:name="_GoBack"/><text:span text:style-name="T2">Save your C++ program code in the file, </text:span><text:span text:style-name="T4">Lab08P3.cpp</text:span><text:span text:style-name="T2">. <text:s/>Compile and modify the program until there are no syntax errors. <text:s/>Submit both the source code, </text:span><text:span text:style-name="T4">Lab08P3.cpp,</text:span><text:span text:style-name="T2"> file and the executable, </text:span><text:span text:style-name="T4">Lab08P3.exe,</text:span><text:span text:style-name="T2"> to Blackboard for credit. <text:s/></text:span><text:span text:style-name="T4">Do not change the names of these files.</text:span></text:p>
      <text:p text:style-name="P12"><text:bookmark-end text:name="_GoBack"/></text:p>
      <text:list xml:id="list38160860" text:continue-list="list38167637" text:style-name="Outline">
        <text:list-item>
          <text:h text:style-name="Heading_20_1" text:outline-level="1"><text:span text:style-name="T5">Grading rubric for each problem</text:span></text:h>
        </text:list-item>
      </text:list>
      <text:p text:style-name="P14"/>
      <text:p text:style-name="P11"><text:span text:style-name="T6">Variable declarations [5 points]</text:span></text:p>
      <text:p text:style-name="P11"><text:span text:style-name="T6">If-else statements [23.33 points]</text:span></text:p>
      <text:p text:style-name="P11"><text:span text:style-name="T6">Other statements [5 points]</text:span></text:p>
      <text:p text:style-name="P11"><text:span text:style-name="T6"/></text:p>
      <text:p text:style-name="P11"><text:span text:style-name="T6"/></text:p>
      <text:p text:style-name="P1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Arial, sans-serif"/>
    <style:font-face style:name="Mangal1" svg:font-family="Mangal"/>
    <style:font-face style:name="OpenSymbol" svg:font-family="OpenSymbol"/>
    <style:font-face style:name="inherit" svg:font-family="inherit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/>
      <style:text-properties fo:font-variant="small-caps" fo:font-size="18pt" fo:letter-spacing="0.0035in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line-height="113%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line-height="113%"/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13%"/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line-height="113%"/>
      <style:text-properties fo:font-size="12pt" fo:font-style="italic" style:font-size-asian="12pt" style:font-style-asian="italic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line-height="113%" fo:background-color="#ffffff">
        <style:background-image/>
      </style:paragraph-properties>
      <style:text-properties fo:color="#595959" fo:letter-spacing="0.0035in" fo:font-weight="bold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line-height="113%"/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" style:family="paragraph" style:parent-style-name="Standard" style:default-outline-level="" style:list-style-name="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size-asian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2335in" fo:margin-right="0in" fo:text-indent="-0.25in" style:auto-text-indent="false">
        <style:tab-stops>
          <style:tab-stop style:position="0.25in"/>
          <style:tab-stop style:position="0.483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Tahoma" fo:font-size="10pt" style:font-size-asian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2083in" fo:text-align="start" style:justify-single-word="false"/>
      <style:text-properties fo:font-variant="small-caps"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8in" fo:margin-right="0.8in" fo:margin-top="0.1665in" fo:margin-bottom="0.1665in" fo:line-height="125%" fo:text-align="justify" style:justify-single-word="false" fo:text-indent="0in" style:auto-text-indent="false" fo:padding-left="0in" fo:padding-right="0in" fo:padding-top="0.139in" fo:padding-bottom="0.139in" fo:border-left="none" fo:border-right="none" fo:border-top="0.0071in solid #00000a" fo:border-bottom="0.0071in solid #00000a"/>
      <style:text-properties fo:font-style="italic" style:font-style-asian="italic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caption" style:family="paragraph" style:parent-style-name="Standard" style:default-outline-level="" style:list-style-name="">
      <style:text-properties fo:color="#858585" fo:font-size="9pt" fo:font-weight="bold" style:font-size-asian="9pt" style:font-weight-asian="bold" style:font-size-complex="9pt" style:font-weight-complex="bold"/>
    </style:style>
    <style:style style:name="Style_5f_CIS115" style:display-name="Style_CIS115" style:family="paragraph" style:parent-style-name="Standard" style:default-outline-level="" style:list-style-name="">
      <style:paragraph-properties fo:margin-left="0.1252in" fo:margin-right="0in" fo:text-indent="-0.1252in" style:auto-text-indent="false"/>
      <style:text-properties style:font-name="Tahoma" fo:font-size="12pt" style:font-size-asian="12pt" style:font-name-complex="Tahoma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variant="small-caps" fo:font-size="14pt" style:font-size-asian="14pt" style:font-size-complex="14pt"/>
    </style:style>
    <style:style style:name="Heading_20_1_20_Char" style:display-name="Heading 1 Char" style:family="text" style:parent-style-name="Default_20_Paragraph_20_Font">
      <style:text-properties fo:font-variant="small-caps" fo:font-size="18pt" fo:letter-spacing="0.0035in" style:font-size-asian="18pt" style:font-size-complex="1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ody_20_Text_20_Indent_20_2_20_Char" style:display-name="Body Text Indent 2 Char" style:family="text" style:parent-style-name="Default_20_Paragraph_20_Font">
      <style:text-properties style:font-name="Tahoma" fo:font-size="10pt" style:font-name-asian="Times New Roman" style:font-size-asian="10pt" style:font-name-complex="Times New Roman" style:font-size-complex="12pt"/>
    </style:style>
    <style:style style:name="Title_20_Char" style:display-name="Title Char" style:family="text" style:parent-style-name="Default_20_Paragraph_20_Font">
      <style:text-properties fo:font-variant="small-caps" fo:font-size="26pt" style:font-size-asian="26pt" style:font-size-complex="2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font-variant="small-caps" fo:font-size="13pt" fo:letter-spacing="0.0035in" fo:font-style="italic" style:font-size-asian="13pt" style:font-style-asian="italic" style:font-size-complex="13pt" style:font-style-complex="italic"/>
    </style:style>
    <style:style style:name="Heading_20_4_20_Char" style:display-name="Heading 4 Char" style:family="text" style:parent-style-name="Default_20_Paragraph_20_Font">
      <style:text-properties fo:font-size="12pt" fo:letter-spacing="0.0035in" fo:font-weight="bold" style:font-size-asian="12pt" style:font-weight-asian="bold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595959" fo:letter-spacing="0.0035in"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color="#5a5a5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7f7f7f" fo:font-size="10pt" fo:font-weight="bold" style:font-size-asian="10pt" style:font-weight-asian="bold" style:font-size-complex="10pt" style:font-weight-complex="bold"/>
    </style:style>
    <style:style style:name="Heading_20_9_20_Char" style:display-name="Heading 9 Char" style:family="text" style:parent-style-name="Default_20_Paragraph_20_Font">
      <style:text-properties fo:color="#7f7f7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font-variant="small-caps" fo:font-size="14pt" fo:letter-spacing="0.0071in" fo:font-style="italic" style:font-size-asian="14pt" style:font-style-asian="italic" style:font-size-complex="14pt" style:font-style-complex="italic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/>
    </style:style>
    <style:style style:name="Intense_20_Reference" style:display-name="Intense Reference" style:family="text">
      <style:text-properties fo:font-variant="small-caps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style="italic" style:font-style-asian="italic" style:font-style-complex="italic"/>
    </style:style>
    <style:style style:name="No_20_Spacing_20_Char" style:display-name="No Spacing Char" style:family="text" style:parent-style-name="Default_20_Paragraph_20_Font"/>
    <style:style style:name="Style_5f_CIS115_20_Char" style:display-name="Style_CIS115 Char" style:family="text" style:parent-style-name="Default_20_Paragraph_20_Font">
      <style:text-properties style:font-name="Tahoma" fo:font-size="12pt" style:font-size-asian="12pt" style:font-name-complex="Tahoma1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50%"/>
    </style:style>
    <style:style style:name="MP2" style:family="paragraph" style:parent-style-name="Header">
      <style:paragraph-properties>
        <style:tab-stops>
          <style:tab-stop style:position="0.1252in"/>
          <style:tab-stop style:position="3.25in" style:type="center"/>
          <style:tab-stop style:position="6.3752in" style:type="right"/>
          <style:tab-stop style:position="6.5in" style:type="right"/>
        </style:tab-stops>
      </style:paragraph-properties>
    </style:style>
    <style:style style:name="MT1" style:family="text">
      <style:text-properties style:font-name="Tahoma" fo:font-size="4pt" style:font-size-asian="4pt"/>
    </style:style>
    <style:style style:name="MT2" style:family="text">
      <style:text-properties style:font-name="Tahoma" fo:font-size="9pt" style:font-size-asian="9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  <text:p text:style-name="MP2"><text:span text:style-name="MT2"><text:tab/>CIS115<text:tab/>Lab 08<text:tab/>Page </text:span><text:page-number text:select-page="current">2</text:page-number></text:p>
        <text:p text:style-name="Header"><text:span text:style-name="page_20_number"><text:span text:style-name="MT1">______________________________________________________________________________________________________________________________________________________________________________________________________________________</text:span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-Chi</meta:initial-creator>
    <dc:creator>Ahmad Omar</dc:creator>
    <meta:editing-cycles>81</meta:editing-cycles>
    <meta:creation-date>2011-12-18T14:13:00</meta:creation-date>
    <dc:date>2015-03-03T18:00:04.18</dc:date>
    <meta:editing-duration>PT9M51S</meta:editing-duration>
    <meta:generator>OpenOffice/4.1.1$Win32 OpenOffice.org_project/411m6$Build-9775</meta:generator>
    <meta:document-statistic meta:table-count="0" meta:image-count="0" meta:object-count="0" meta:page-count="2" meta:paragraph-count="36" meta:word-count="482" meta:character-count="3355"/>
    <meta:user-defined meta:name="AppVersion">12.0000</meta:user-defined>
    <meta:user-defined meta:name="Company">Wake Tech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